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s/chameleon.sv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draw:frame draw:style-name="fr2" draw:name="Obraz2" text:anchor-type="paragraph" svg:width="14.356cm" svg:height="13.458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4-02T13:56:40.732473121">2015-04-02</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5</meta:editing-cycles>
    <meta:generator>LibreOffice/4.2.7.2$Linux_X86_64 LibreOffice_project/420m0$Build-2</meta:generator>
    <dc:date>2015-04-02T13:56:40.587705746</dc:date>
    <meta:document-statistic meta:table-count="0" meta:image-count="3" meta:object-count="0" meta:page-count="6" meta:paragraph-count="23" meta:word-count="2235" meta:character-count="14258" meta:non-whitespace-character-count="12030"/>
  </office:meta>
</office:document-meta>
</file>